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8c89b" officeooo:paragraph-rsid="0008c89b" style:font-size-asian="15.75pt" style:font-size-complex="18pt"/>
    </style:style>
    <style:style style:name="P2" style:family="paragraph" style:parent-style-name="Standard" style:list-style-name="L1">
      <style:text-properties fo:font-size="18pt" officeooo:rsid="0008c89b" officeooo:paragraph-rsid="0008c89b" style:font-size-asian="15.75pt" style:font-size-complex="18pt"/>
    </style:style>
    <style:style style:name="P3" style:family="paragraph" style:parent-style-name="Heading_20_1">
      <style:paragraph-properties fo:text-align="center" style:justify-single-word="false"/>
    </style:style>
    <style:style style:name="T1" style:family="text">
      <style:text-properties officeooo:rsid="000aa9b3"/>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rite data in excel</text:h>
      <text:list xml:id="list3884098520812761210" text:style-name="L1">
        <text:list-item>
          <text:p text:style-name="P2">This Programme “Write Data in Excel” is for write the data in excel file in multiple sheets.</text:p>
        </text:list-item>
        <text:list-item>
          <text:p text:style-name="P2">It accept the product name and product type as the initial product value. (Note:- Product type must be ‘service’ or ‘consumer’ or ‘stock’)</text:p>
        </text:list-item>
        <text:list-item>
          <text:p text:style-name="P2">After initial value of product you want to specified the number which operation you do it like(purchase product,sale product)</text:p>
        </text:list-item>
        <text:list-item>
          <text:p text:style-name="P2">Basically It contain 3 operation Purchase Product and Sale Product, and display Product Detail</text:p>
        </text:list-item>
      </text:list>
      <text:p text:style-name="P1">1) Purchase Product :-</text:p>
      <text:p text:style-name="P1"><text:tab/>in that you need to specified the product details you want to purchase and if you specified all the detail correctly it calculate it and store the whole data into excel spread sheet whih is name is (‘purchase-sheet’)</text:p>
      <text:p text:style-name="P1">2) Sale Product :-</text:p>
      <text:p text:style-name="P1"><text:tab/>in that you need to specified the product details you want to Sale and if you specified all the detail correctly it calculate it and store the whole data into excel spread sheet whih is name is (‘<text:span text:style-name="T1">sale</text:span>-sheet’)</text:p>
      <text:p text:style-name="P1">3) Product Details :-</text:p>
      <text:p text:style-name="P1"><text:tab/>in that it automatic calculate the details of both purchase and sales product and create a final result and write the result into <text:span text:style-name="T1">excel spread sheet which is name is (‘product-she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4:38:44.670699910</meta:creation-date>
    <dc:date>2019-01-08T14:55:38.207015511</dc:date>
    <meta:editing-duration>PT4M3S</meta:editing-duration>
    <meta:editing-cycles>1</meta:editing-cycles>
    <meta:generator>LibreOffice/5.1.6.2$Linux_X86_64 LibreOffice_project/10m0$Build-2</meta:generator>
    <meta:document-statistic meta:table-count="0" meta:image-count="0" meta:object-count="0" meta:page-count="1" meta:paragraph-count="11" meta:word-count="200" meta:character-count="1143" meta:non-whitespace-character-count="955"/>
  </office:meta>
</office:document-meta>
</file>